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8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9mm" svg:height="90.09mm" svg:x="84.84mm" svg:y="4.97mm">
            <loext:p draw:notify-on-update-of-ranges="Sheet1.A2:Sheet1.A8 Sheet1.B1:Sheet1.B1 Sheet1.B2:Sheet1.B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Num. Patterns</text:p>
          </table:table-cell>
          <table:table-cell table:style-name="ce1" office:value-type="string" calcext:value-type="string">
            <text:p>Multi-EDSM</text:p>
          </table:table-cell>
          <table:table-cell table:style-name="ce1" office:value-type="string" calcext:value-type="string">
            <text:p>EDSM-B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35" calcext:value-type="float">
            <text:p>3.35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96" calcext:value-type="float">
            <text:p>7.96</text:p>
          </table:table-cell>
          <table:table-cell office:value-type="float" office:value="44.19" calcext:value-type="float">
            <text:p>44.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17" calcext:value-type="float">
            <text:p>13.17</text:p>
          </table:table-cell>
          <table:table-cell office:value-type="float" office:value="86.84" calcext:value-type="float">
            <text:p>86.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87" calcext:value-type="float">
            <text:p>25.87</text:p>
          </table:table-cell>
          <table:table-cell office:value-type="float" office:value="132.57" calcext:value-type="float">
            <text:p>132.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.14" calcext:value-type="float">
            <text:p>31.14</text:p>
          </table:table-cell>
          <table:table-cell office:value-type="float" office:value="173.4" calcext:value-type="float">
            <text:p>173.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.26" calcext:value-type="float">
            <text:p>33.26</text:p>
          </table:table-cell>
          <table:table-cell office:value-type="float" office:value="225.73" calcext:value-type="float">
            <text:p>225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8:46:25.692045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8:02:55.416731819</meta:creation-date>
    <dc:date>2017-05-30T18:59:38.117096720</dc:date>
    <meta:editing-duration>PT9M39S</meta:editing-duration>
    <meta:editing-cycles>2</meta:editing-cycles>
    <meta:generator>LibreOffice/5.1.4.2$Linux_X86_64 LibreOffice_project/1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line" chart:style-name="ch1">
        <chart:title svg:x="2.184cm" svg:y="0.316cm" chart:style-name="ch2">
          <text:p>Multiple Pattern Search Time of EDSM-BV vs Multi-EDSM</text:p>
        </chart:title>
        <chart:subtitle svg:x="7.277cm" svg:y="1.275cm" chart:style-name="ch3">
          <text:p>|p| = 40</text:p>
        </chart:subtitle>
        <chart:legend chart:legend-position="end" svg:x="12.794cm" svg:y="3.957cm" style:legend-expansion="high" chart:style-name="ch4"/>
        <chart:plot-area chart:style-name="ch5" table:cell-range-address="Sheet1.A1:Sheet1.C8" chart:data-source-has-labels="both" svg:x="1.33cm" svg:y="2.138cm" svg:width="11.145cm" svg:height="5.711cm">
          <chartooo:coordinate-region svg:x="2.613cm" svg:y="2.337cm" svg:width="9.582cm" svg:height="4.865cm"/>
          <chart:axis chart:dimension="x" chart:name="primary-x" chart:style-name="ch6" chartooo:axis-type="auto">
            <chartooo:date-scale/>
            <chart:title svg:x="5.972cm" svg:y="8.029cm" chart:style-name="ch7">
              <text:p>No. patterns</text:p>
            </chart:title>
            <chart:categories table:cell-range-address="Sheet1.A2:Sheet1.A8"/>
          </chart:axis>
          <chart:axis chart:dimension="y" chart:name="primary-y" chart:style-name="ch8">
            <chart:title svg:x="0.451cm" svg:y="5.619cm" chart:style-name="ch9">
              <text:p>Time (s)</text:p>
            </chart:title>
            <chart:grid chart:style-name="ch10" chart:class="major"/>
          </chart:axis>
          <chart:series chart:style-name="ch11" chart:values-cell-range-address="Sheet1.B2:Sheet1.B8" chart:label-cell-address="Sheet1.B1:Sheet1.B1" chart:class="chart:line">
            <chart:data-point chart:repeated="7"/>
          </chart:series>
          <chart:series chart:style-name="ch12" chart:values-cell-range-address="Sheet1.C2:Sheet1.C8" chart:label-cell-address="Sheet1.C1:Sheet1.C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i-EDSM</text:p>
                <draw:g>
                  <svg:desc>Sheet1.B1:Sheet1.B1</svg:desc>
                </draw:g>
              </table:table-cell>
              <table:table-cell office:value-type="string">
                <text:p>EDSM-B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1.31">
                <text:p>1.31</text:p>
                <draw:g>
                  <svg:desc>Sheet1.B2:Sheet1.B8</svg:desc>
                </draw:g>
              </table:table-cell>
              <table:table-cell office:value-type="float" office:value="1.44">
                <text:p>1.44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35">
                <text:p>3.35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96">
                <text:p>7.96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.17">
                <text:p>13.17</text:p>
              </table:table-cell>
              <table:table-cell office:value-type="float" office:value="86.84">
                <text:p>86.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.87">
                <text:p>25.87</text:p>
              </table:table-cell>
              <table:table-cell office:value-type="float" office:value="132.57">
                <text:p>132.5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.14">
                <text:p>31.14</text:p>
              </table:table-cell>
              <table:table-cell office:value-type="float" office:value="173.4">
                <text:p>173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.26">
                <text:p>33.26</text:p>
              </table:table-cell>
              <table:table-cell office:value-type="float" office:value="225.73">
                <text:p>225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